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LGC Sans Condensed" svg:font-family="'DejaVu LGC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DejaVu LGC Sans Condensed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ejaVu LGC Sans Condensed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Bitstream Vera Sans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Bitstream Vera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Bitstream Vera Sans" fo:font-size="11pt" style:font-size-asian="11pt" style:font-size-complex="11pt"/>
    </style:style>
    <style:style style:name="P6" style:family="paragraph" style:parent-style-name="Standard" style:list-style-name="L1">
      <style:text-properties style:font-name="DejaVu LGC Sans Condensed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LGC Sans Condensed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DejaVu LGC Sans Condensed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3">
      <style:text-properties style:font-name="DejaVu LGC Sans Condensed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" fo:font-size="11pt" style:font-size-asian="11pt" style:font-size-complex="11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Bitstream Vera Sans" fo:font-size="11pt" style:font-size-asian="11pt" style:font-size-complex="11pt"/>
    </style:style>
    <style:style style:name="P12" style:family="paragraph" style:parent-style-name="Standard"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L6">
      <style:paragraph-properties fo:text-align="justify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7">
      <style:paragraph-properties fo:text-align="justify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list-style-name="L5">
      <style:paragraph-properties fo:text-align="justify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" fo:font-size="11pt" fo:font-weight="normal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8">
      <style:paragraph-properties fo:text-align="justify" style:justify-single-word="false"/>
      <style:text-properties style:font-name="Bitstream Vera Sans" fo:font-size="11pt" fo:font-weight="normal" style:font-size-asian="9.60000038146973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y Operacyjne – laboratorium</text:p>
      <text:p text:style-name="P2"/>
      <text:p text:style-name="P3">Ćwiczenie 3 – Semafory</text:p>
      <text:p text:style-name="Standard"/>
      <text:p text:style-name="Standard"/>
      <text:list xml:id="list1441030212" text:style-name="L1">
        <text:list-item>
          <text:p text:style-name="P6">Treść zadania</text:p>
        </text:list-item>
      </text:list>
      <text:p text:style-name="Standard"/>
      <text:p text:style-name="P5"><text:tab/>Celem ćwiczenia jest <text:s/>napisanie programu w języku C w środowisku systemu Linux realizującego organizację bufora komunikacyjnego. Bufor komunikacyjny jest strukturą danych mieszczącą maksymalnie M elementów jednakowego typu. W zaproponowanej implementacji należy zapewnić synchronizację:</text:p>
      <text:p text:style-name="P5"/>
      <text:list xml:id="list1150118595" text:style-name="L2">
        <text:list-item>
          <text:p text:style-name="P11">nie dopuścić do czytania z pustego bufora;</text:p>
        </text:list-item>
        <text:list-item>
          <text:p text:style-name="P11">nie dopuścić do zapisu do pełnego bufora;</text:p>
        </text:list-item>
        <text:list-item>
          <text:p text:style-name="P11">zadbać o „nie przeszkadzanie” sobie procesów korzystających z bufora. </text:p>
        </text:list-item>
      </text:list>
      <text:p text:style-name="P5"/>
      <text:p text:style-name="P5"/>
      <text:p text:style-name="P5"/>
      <text:list xml:id="list1362527926" text:style-name="L3">
        <text:list-item>
          <text:p text:style-name="P8">Przyjęte założenia</text:p>
        </text:list-item>
      </text:list>
      <text:p text:style-name="P17"/>
      <text:list xml:id="list515543099" text:style-name="L5">
        <text:list-item>
          <text:p text:style-name="P18">długość kolejki – 100</text:p>
        </text:list-item>
        <text:list-item>
          <text:p text:style-name="P18">typy procesów korzystających z bufora:</text:p>
          <text:list>
            <text:list-item>
              <text:p text:style-name="P18">producent (dodaje wartości do bufora)</text:p>
            </text:list-item>
            <text:list-item>
              <text:p text:style-name="P18">konsument (pobiera wartości z bufora)</text:p>
            </text:list-item>
          </text:list>
        </text:list-item>
        <text:list-item>
          <text:p text:style-name="P18">typ przechowywanych danych - int</text:p>
        </text:list-item>
      </text:list>
      <text:p text:style-name="P12"/>
      <text:p text:style-name="P12"/>
      <text:p text:style-name="P12"/>
      <text:list xml:id="list237673553" text:continue-list="list1362527926" text:style-name="L3">
        <text:list-item>
          <text:p text:style-name="P9">Proponowane rozwiązanie</text:p>
        </text:list-item>
      </text:list>
      <text:p text:style-name="P16"/>
      <text:p text:style-name="P17"><text:tab/>Aby zapewnić odpowiednią synchronizację (opisaną w punkcie pierwszym), oprócz alokowania pamięci na bufor, należy stworzyć w systemie trzy semafory:</text:p>
      <text:p text:style-name="P17"/>
      <text:list xml:id="list1964186074" text:style-name="L6">
        <text:list-item>
          <text:p text:style-name="P14">EMPTY <text:span text:style-name="T1">- przechowuje ilość pustych miejsc w kolejce (zapobiega zapisywaniu do pełnej kolejki)</text:span></text:p>
        </text:list-item>
        <text:list-item>
          <text:p text:style-name="P14">FULL <text:span text:style-name="T1">- przechowuje ilość danych w kolejce (zapobiega czytaniu z pustego bufora)</text:span></text:p>
        </text:list-item>
        <text:list-item>
          <text:p text:style-name="P14">MUTEX<text:span text:style-name="T1"> – semafor binarny blokujący dostępu do bufora dla więcej niż jednego procesu</text:span></text:p>
        </text:list-item>
      </text:list>
      <text:p text:style-name="P13"><text:span text:style-name="T1"/></text:p>
      <text:p text:style-name="P13"><text:span text:style-name="T1"/></text:p>
      <text:p text:style-name="P13"><text:span text:style-name="T1"><text:tab/>Do stworzenia i obsługi ww. semaforów oraz pamięci współdzielonej zostały wykorzystane wywołania systemowe systemu Linux:</text:span></text:p>
      <text:p text:style-name="P13"><text:span text:style-name="T1"/></text:p>
      <text:list xml:id="list822123440" text:style-name="L7">
        <text:list-item>
          <text:p text:style-name="P15">shmget() <text:span text:style-name="T1">- alokacja pamieci współdzielonej;</text:span></text:p>
        </text:list-item>
        <text:list-item>
          <text:p text:style-name="P15">semget()<text:span text:style-name="T1"> - tworzenie semaforów;</text:span></text:p>
        </text:list-item>
        <text:list-item>
          <text:p text:style-name="P15">semctl() <text:span text:style-name="T1">- ustawianie początkowych wartości semaforów;</text:span></text:p>
        </text:list-item>
        <text:list-item>
          <text:p text:style-name="P15">shmctl()<text:span text:style-name="T1"> - operacje na pamięci (dealokacja);</text:span></text:p>
        </text:list-item>
        <text:list-item>
          <text:p text:style-name="P15">semop() <text:span text:style-name="T1">- podnoszenie/opuszczanie semaforów;</text:span></text:p>
        </text:list-item>
        <text:list-item>
          <text:p text:style-name="P15">shmat() <text:span text:style-name="T1">- dołączanie segmentu pamięci współdzielonej do przestrzeni <text:tab/><text:tab/> <text:s text:c="6"/>adresowej procesu wywołującego;</text:span></text:p>
        </text:list-item>
        <text:list-item>
          <text:p text:style-name="P15">shmdt()<text:span text:style-name="T1"> - odłączanie segmentu pamięci współdzielonej od przestrzeni <text:tab/> <text:s text:c="2"/><text:tab/> <text:s text:c="6"/>adresowej procesu wywołującego.</text:span></text:p>
        </text:list-item>
      </text:list>
      <text:p text:style-name="P13"><text:span text:style-name="T1"/></text:p>
      <text:list xml:id="list1843334463" text:continue-list="list237673553" text:style-name="L3">
        <text:list-item>
          <text:p text:style-name="P8"><text:soft-page-break/>Testowanie</text:p>
        </text:list-item>
      </text:list>
      <text:p text:style-name="P7"/>
      <text:p text:style-name="P19"><text:tab/>W celu implementacji i przetestowania omawianego bufora, stworzyłem 3 pliki wykonywalne:</text:p>
      <text:p text:style-name="P19"/>
      <text:list xml:id="list1247165173" text:style-name="L8">
        <text:list-item>
          <text:p text:style-name="P20">czytelnik – proces pobierający wartości z bufora;</text:p>
        </text:list-item>
        <text:list-item>
          <text:p text:style-name="P20">pisarz – proces dodający wartości do bufora;</text:p>
        </text:list-item>
        <text:list-item>
          <text:p text:style-name="P20">nadzorca – proces tworzący bufor komunikacyjny – alokujący pamięć, tworzący semafory, a następnie wywołujący losowo ww. procesy za pomocą funkcji <text:span text:style-name="T2">fork()</text:span> oraz <text:span text:style-name="T2">exec()</text:span>. Ilość wywoływanych procesów jest przekazywana w argumencie podczas uruchamiania testów. </text:p>
        </text:list-item>
      </text:list>
      <text:p text:style-name="P19"/>
      <text:p text:style-name="P19"/>
      <text:p text:style-name="P4">Autor: Maciej Suchecki – grupa 3I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LGC Sans Condensed" svg:font-family="'DejaVu LGC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Suchecki</meta:initial-creator>
    <meta:creation-date>2011-11-28T16:00:42</meta:creation-date>
    <dc:date>2011-11-28T17:03:18</dc:date>
    <dc:creator>Maciej Suchecki</dc:creator>
    <meta:editing-duration>PT53M51S</meta:editing-duration>
    <meta:editing-cycles>10</meta:editing-cycles>
    <meta:generator>LibreOffice/3.4$Unix LibreOffice_project/340m1$Build-402</meta:generator>
    <meta:document-statistic meta:table-count="0" meta:image-count="0" meta:object-count="0" meta:page-count="2" meta:paragraph-count="32" meta:word-count="304" meta:character-count="2183" meta:non-whitespace-character-count="1908"/>
  </office:meta>
</office:document-meta>
</file>